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P687" style:family="paragraph" style:parent-style-name="Heading_20_1">
      <style:text-properties officeooo:rsid="02c373b1"/>
    </style:style>
    <style:style style:name="P688" style:family="paragraph" style:parent-style-name="Text_20_body">
      <style:text-properties officeooo:rsid="02c373b1" officeooo:paragraph-rsid="02c373b1"/>
    </style:style>
    <style:style style:name="P689" style:family="paragraph" style:parent-style-name="Text_20_body">
      <style:text-properties officeooo:rsid="02c3c731" officeooo:paragraph-rsid="02c3de00"/>
    </style:style>
    <style:style style:name="P690" style:family="paragraph" style:parent-style-name="Text_20_body">
      <style:text-properties officeooo:rsid="02c3de00" officeooo:paragraph-rsid="02c3de00"/>
    </style:style>
    <style:style style:name="P691" style:family="paragraph" style:parent-style-name="Text_20_body">
      <style:text-properties officeooo:rsid="02c3f168" officeooo:paragraph-rsid="02c3f168"/>
    </style:style>
    <style:style style:name="P692" style:family="paragraph" style:parent-style-name="Text_20_body">
      <style:text-properties fo:font-style="normal" officeooo:rsid="02c8ca65" officeooo:paragraph-rsid="02c8ca65" style:font-style-asian="normal" style:font-style-complex="normal"/>
    </style:style>
    <style:style style:name="P693" style:family="paragraph" style:parent-style-name="Heading_20_1">
      <style:text-properties officeooo:rsid="02cee341"/>
    </style:style>
    <style:style style:name="P694" style:family="paragraph" style:parent-style-name="Text_20_body">
      <style:text-properties officeooo:rsid="02cee341" officeooo:paragraph-rsid="02cee341"/>
    </style:style>
    <style:style style:name="P695" style:family="paragraph" style:parent-style-name="TODO">
      <style:text-properties officeooo:paragraph-rsid="02d5c901"/>
    </style:style>
    <style:style style:name="P696" style:family="paragraph" style:parent-style-name="Heading_20_1">
      <style:text-properties officeooo:rsid="02d00379"/>
    </style:style>
    <style:style style:name="P697" style:family="paragraph" style:parent-style-name="Text_20_body">
      <style:text-properties officeooo:rsid="02d00379" officeooo:paragraph-rsid="02d00379"/>
    </style:style>
    <style:style style:name="P698" style:family="paragraph" style:parent-style-name="Heading_20_2">
      <style:text-properties officeooo:rsid="02d3bac2" officeooo:paragraph-rsid="02d3bac2"/>
    </style:style>
    <style:style style:name="P699" style:family="paragraph" style:parent-style-name="Text_20_body">
      <style:text-properties officeooo:rsid="02d3bac2" officeooo:paragraph-rsid="02d3bac2"/>
    </style:style>
    <style:style style:name="P700" style:family="paragraph" style:parent-style-name="Heading_20_2">
      <style:text-properties officeooo:rsid="02d52b52" officeooo:paragraph-rsid="02d52b52"/>
    </style:style>
    <style:style style:name="P701" style:family="paragraph" style:parent-style-name="Text_20_body">
      <style:text-properties officeooo:rsid="02d52b52" officeooo:paragraph-rsid="02d52b52"/>
    </style:style>
    <style:style style:name="P702" style:family="paragraph" style:parent-style-name="Heading_20_1">
      <style:text-properties officeooo:rsid="02d6528c"/>
    </style:style>
    <style:style style:name="P703" style:family="paragraph" style:parent-style-name="Text_20_body">
      <style:text-properties officeooo:rsid="02d6528c" officeooo:paragraph-rsid="02d6528c"/>
    </style:style>
    <style:style style:name="P704" style:family="paragraph" style:parent-style-name="Text_20_body">
      <style:text-properties officeooo:rsid="02d71bbd" officeooo:paragraph-rsid="02d71bbd"/>
    </style:style>
    <style:style style:name="P705" style:family="paragraph" style:parent-style-name="Text_20_body">
      <style:text-properties officeooo:rsid="02d83c65" officeooo:paragraph-rsid="02d83c65"/>
    </style:style>
    <style:style style:name="P706" style:family="paragraph" style:parent-style-name="TODO">
      <style:text-properties officeooo:rsid="02d9e967" officeooo:paragraph-rsid="02d9e967"/>
    </style:style>
    <style:style style:name="P707" style:family="paragraph" style:parent-style-name="CommitMessage">
      <style:text-properties officeooo:rsid="02dbb2d0" officeooo:paragraph-rsid="02dbb2d0"/>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T452" style:family="text">
      <style:text-properties officeooo:rsid="02c3de00"/>
    </style:style>
    <style:style style:name="T453" style:family="text">
      <style:text-properties officeooo:rsid="02c3f168"/>
    </style:style>
    <style:style style:name="T454" style:family="text">
      <style:text-properties officeooo:rsid="02c5f08e"/>
    </style:style>
    <style:style style:name="T455" style:family="text">
      <style:text-properties fo:font-style="italic" officeooo:rsid="02c5f08e" style:font-style-asian="italic" style:font-style-complex="italic"/>
    </style:style>
    <style:style style:name="T456" style:family="text">
      <style:text-properties fo:font-style="normal" officeooo:rsid="02c5f08e" style:font-style-asian="normal" style:font-style-complex="normal"/>
    </style:style>
    <style:style style:name="T457" style:family="text">
      <style:text-properties fo:font-style="normal" officeooo:rsid="02c7ec84" style:font-style-asian="normal" style:font-style-complex="normal"/>
    </style:style>
    <style:style style:name="T458" style:family="text">
      <style:text-properties officeooo:rsid="02c9a07b"/>
    </style:style>
    <style:style style:name="T459" style:family="text">
      <style:text-properties officeooo:rsid="02cee341"/>
    </style:style>
    <style:style style:name="T460" style:family="text">
      <style:text-properties officeooo:rsid="02d20276"/>
    </style:style>
    <style:style style:name="T461" style:family="text">
      <style:text-properties officeooo:rsid="02d2553a"/>
    </style:style>
    <style:style style:name="T462" style:family="text">
      <style:text-properties officeooo:rsid="02d3bac2"/>
    </style:style>
    <style:style style:name="T463" style:family="text">
      <style:text-properties officeooo:rsid="02d4b44f"/>
    </style:style>
    <style:style style:name="T464" style:family="text">
      <style:text-properties officeooo:rsid="02d52b52"/>
    </style:style>
    <style:style style:name="T465" style:family="text">
      <style:text-properties fo:font-style="italic" officeooo:rsid="02d52b52" style:font-style-asian="italic" style:font-style-complex="italic"/>
    </style:style>
    <style:style style:name="T466" style:family="text">
      <style:text-properties fo:font-style="normal" officeooo:rsid="02d52b52" style:font-style-asian="normal" style:font-style-complex="normal"/>
    </style:style>
    <style:style style:name="T467" style:family="text">
      <style:text-properties officeooo:rsid="02d666f8"/>
    </style:style>
    <style:style style:name="T468" style:family="text">
      <style:text-properties officeooo:rsid="02d71bbd"/>
    </style:style>
    <style:style style:name="T469" style:family="text">
      <style:text-properties officeooo:rsid="02d9e96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p text:style-name="P1"><text:a xlink:type="simple" xlink:href="#__RefHeading___Toc6192_178331219" text:style-name="Index_20_Link" text:visited-style-name="Index_20_Link">2025-Jul-09 ConfigUpdater: Bugfix [#25]<text:tab/>98</text:a></text:p>
          <text:p text:style-name="P1"><text:a xlink:type="simple" xlink:href="#__RefHeading___Toc6230_184649961" text:style-name="Index_20_Link" text:visited-style-name="Index_20_Link">2025-Jul-12 ConfigUpdater: Validation Help [#22]<text:tab/>98</text:a></text:p>
          <text:p text:style-name="P1"><text:a xlink:type="simple" xlink:href="#__RefHeading___Toc6255_2215894028" text:style-name="Index_20_Link" text:visited-style-name="Index_20_Link">2025-Jul-14 ConfigUpdater: Validation Help<text:tab/>99</text:a></text:p>
          <text:p text:style-name="P1"><text:a xlink:type="simple" xlink:href="#__RefHeading___Toc6352_2655521093" text:style-name="Index_20_Link" text:visited-style-name="Index_20_Link">2025-Aug-18 Column Editor Hex Values [#16912]<text:tab/>100</text:a></text:p>
          <text:p text:style-name="P1"><text:a xlink:type="simple" xlink:href="#__RefHeading___Toc6373_4059971752" text:style-name="Index_20_Link" text:visited-style-name="Index_20_Link">2025-Aug-19 Column Editor Hex Values [#16912]<text:tab/>102</text:a></text:p>
          <text:p text:style-name="P1"><text:a xlink:type="simple" xlink:href="#__RefHeading___Toc6659_4115250659" text:style-name="Index_20_Link" text:visited-style-name="Index_20_Link">2025-Aug-23 Column Editor Hex Values (cont)<text:tab/>105</text:a></text:p>
          <text:p text:style-name="P1"><text:a xlink:type="simple" xlink:href="#__RefHeading___Toc6731_1214003365" text:style-name="Index_20_Link" text:visited-style-name="Index_20_Link">2025-Aug-25 CollectionInterface: Cloud Settings [#16]<text:tab/>106</text:a></text:p>
          <text:p text:style-name="P1"><text:a xlink:type="simple" xlink:href="#__RefHeading___Toc6783_577693516" text:style-name="Index_20_Link" text:visited-style-name="Index_20_Link">2025-Aug-26 CollectionInterface: Cloud/Settings [#16]<text:tab/>107</text:a></text:p>
          <text:p text:style-name="P2"><text:a xlink:type="simple" xlink:href="#__RefHeading___Toc6841_577693516" text:style-name="Index_20_Link" text:visited-style-name="Index_20_Link">N++ Code for settingsDir<text:tab/>108</text:a></text:p>
          <text:p text:style-name="P1"><text:a xlink:type="simple" xlink:href="#__RefHeading___Toc6872_1443504752" text:style-name="Index_20_Link" text:visited-style-name="Index_20_Link">2025-Aug-27 CollectionInterface: Cloud/Settings [#16]<text:tab/>109</text:a></text:p>
          <text:p text:style-name="P2"><text:a xlink:type="simple" xlink:href="#__RefHeading___Toc6942_1443504752" text:style-name="Index_20_Link" text:visited-style-name="Index_20_Link">CollectionInterface: AutoCompletion bug [#17]<text:tab/>110</text:a></text:p>
          <text:p text:style-name="P2"><text:a xlink:type="simple" xlink:href="#__RefHeading___Toc6944_1443504752" text:style-name="Index_20_Link" text:visited-style-name="Index_20_Link">UDL Collection: AutoCompletion checks [CollectionInterface#17]<text:tab/>110</text:a></text:p>
          <text:p text:style-name="P1"><text:a xlink:type="simple" xlink:href="#__RefHeading___Toc7047_1162495631" text:style-name="Index_20_Link" text:visited-style-name="Index_20_Link">2025-Aug-28 ConfigUpdater: Cloud/Settings [#30]<text:tab/>111</text:a></text:p>
          <text:p text:style-name="P1"><text:a xlink:type="simple" xlink:href="#__RefHeading___Toc7108_281731187" text:style-name="Index_20_Link" text:visited-style-name="Index_20_Link">2025-Sep-07 CollectionInterface: AutoCompletion<text:tab/>112</text:a></text:p>
          <text:p text:style-name="P1"><text:a xlink:type="simple" xlink:href="#__RefHeading___Toc7120_1246917592" text:style-name="Index_20_Link" text:visited-style-name="Index_20_Link">2025-Sep-08 CollectionInterface: AutoCompletion<text:tab/>112</text:a></text:p>
          <text:p text:style-name="P2"><text:a xlink:type="simple" xlink:href="#__RefHeading___Toc7144_1246917592" text:style-name="Index_20_Link" text:visited-style-name="Index_20_Link">UDL Collection Validation: autoCompletion and display-name<text:tab/>113</text:a></text:p>
          <text:p text:style-name="P2"><text:a xlink:type="simple" xlink:href="#__RefHeading___Toc7158_1246917592" text:style-name="Index_20_Link" text:visited-style-name="Index_20_Link">CollectionInterface: AC bugs<text:tab/>113</text:a></text:p>
          <text:p text:style-name="P1"><text:a xlink:type="simple" xlink:href="#__RefHeading___Toc7175_3632206178" text:style-name="Index_20_Link" text:visited-style-name="Index_20_Link">2025-Sep-09 Automatic AutoCompletion Files<text:tab/>113</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667902588"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41657768300876"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31016416"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41658319253804" text:continue-list="list141657768300876"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31016416"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41657483055252" text:continue-list="list141658319253804"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41658606850011"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41657759450534"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text:h text:style-name="P687" text:outline-level="1"><text:bookmark-start text:name="__RefHeading___Toc7047_1162495631"/>2025-Aug-28<text:tab/>ConfigUpdater: Cloud/Settings [#30]<text:bookmark-end text:name="__RefHeading___Toc7047_1162495631"/></text:h>
      <text:p text:style-name="P688">I had originally hoped to move on to some of the future feature requests on CollectionInterface, but with having just got CI working better for Cloud/SettingsDir, I should really propagate those changes to CU as well.</text:p>
      <text:p text:style-name="P688">Let’s start by showing the difference across the CI changes in the web interface; google told me how to manufacture the URL, so: <text:a xlink:type="simple" xlink:href="https://github.com/pryrt/NppPlugin-CollectionInterface/compare/bc923eef1dd6bf296f1dbb7e28d78dfbe053f1ec..ae3958375aeee3936a00fc91f34a95e743b32590" text:style-name="Internet_20_link" text:visited-style-name="Visited_20_Internet_20_Link">https://github.com/pryrt/NppPlugin-CollectionInterface/compare/bc923eef1dd6bf296f1dbb7e28d78dfbe053f1ec..ae3958375aeee3936a00fc91f34a95e743b32590</text:a> </text:p>
      <text:p text:style-name="P689">Start with moving the exeDir to the top of the populateNppMetadata. <text:s/>Realizing I am going to need the RecursiveCreateDirectory, go make PopulateXSD’s version of that public, since ConfigUpdaterClass already includes that module, so I’ll be able to reference that now that it’s public. <text:s/>Back to the nppMetadata flow: Store the appDataOrPortable for future needs. <text:s/>Reorder so FL comes before UDL||Themes, and make it relative to appDataOrPortable. <text:s/><text:span text:style-name="T452">Copy over the Cloud and SettingsDir checks in between the appDataOrPortable and the per-config derived ones; clean up to change naming convention to match CU code. <text:s/>Bring over the _askSettingsDir() source, and tweak the hwnd naming to match CU. <text:s/>Update the themes-specific name to choose the base depending on usesSettingsDir. <text:s/></text:span></text:p>
      <text:p text:style-name="P690">The last change in CI was the is-dir-writeable, which had to make use of the recursive call… but I’m not seeing that one in this version of CU; I am wondering whether making that public wasn’t necessary in this plugin. <text:s/>Searching: ahh, it’s in a different file for this one, because it’s the ConfigUpdaterClass, not the ConfigValidatorClass, that needs it. <text:s/>Fortunately, that cpp also includes the PopulateXSD, so can access the recursive call that I made public. <text:s/><text:span text:style-name="T453">Easy enough to add and compile.</text:span></text:p>
      <text:p text:style-name="P691"><text:soft-page-break/>Verify it still works normal (portable). <text:s/>Then try in Cloud mode. <text:s/><text:span text:style-name="T454">Ugh, while trying it out, I realized that ConfigUpdaterClass has a separate instance of all the Npp-metadata code. I </text:span><text:span text:style-name="T455">knew</text:span><text:span text:style-name="T456"> this would come back to bite me sometime. <text:s/>And even worse, it uses a different internal naming convention. UGH. <text:s/>For now, just duplicate all the work; but after I get this working, need to create a separate class for the NppMetaData which my other classes can reference one global instance of, rather than duplicating this effort. </text:span><text:span text:style-name="T457">(Create </text:span><text:a xlink:type="simple" xlink:href="https://github.com/pryrt/NppPlugin-ConfigUpdater/issues/31" text:style-name="Internet_20_link" text:visited-style-name="Visited_20_Internet_20_Link"><text:span text:style-name="T457">Issue #31</text:span></text:a><text:span text:style-name="T457">)</text:span></text:p>
      <text:p text:style-name="P692">Okay, replicate all those code changes, and fix the nomenclature, and get it to compile. <text:s/><text:span text:style-name="T458">Verify Update and Validate both work in Cloud mode – and that when I open the stylers.xml||langs.xml, they are from the cloud folder. <text:s/>Similarly, -settingsDir works, and those two are from that folder instead.</text:span></text:p>
      <text:p text:style-name="CommitMessage">git commit -a -m "Make ConfigUpdaterClass and ConfigValidatorClass work with cloud/settingsDir" -m "resolves #30" → 01caee8</text:p>
      <text:h text:style-name="P693" text:outline-level="1"><text:bookmark-start text:name="__RefHeading___Toc7108_281731187"/>2025-Sep-07<text:tab/>CollectionInterface: AutoCompletion<text:bookmark-end text:name="__RefHeading___Toc7108_281731187"/></text:h>
      <text:p text:style-name="P694">I am thinking about the CollectionInterface being able to <text:a xlink:type="simple" xlink:href="https://github.com/pryrt/NppPlugin-CollectionInterface/issues/3" text:style-name="Internet_20_link" text:visited-style-name="Visited_20_Internet_20_Link">automatically create</text:a> the autoCompletion file once I have the UDL definition. <text:s/>In doing so, I started looking at the AC portions of the CI code: it (incorrectly) assumes that if it’s a Boolean value, it should use the id-name as the autoCompletion filename, but there are two problems with that: 1) Boolean values can be false, so it shouldn’t do anything; 2) it really needs the name used internally in the UDL, <text:span text:style-name="T10">not</text:span><text:span text:style-name="T11"> the id-name – CONTRIBUTING claims that display-name should always match the internal UDL name, but I don’t know if that’s checked. <text:s/>This makes for a few action items before I can get to the bulk of the development:</text:span></text:p>
      <text:p text:style-name="TODO">☑ <text:span text:style-name="T459">CI: is_boolean check should have a T/F check as well</text:span></text:p>
      <text:p text:style-name="P695">☑ <text:span text:style-name="T459">CI: is_boolean&amp;&amp;T should use display-name</text:span></text:p>
      <text:p text:style-name="TODO">☑ <text:span text:style-name="T459">UDLCollection: need to check that display-name matches internal name (doesn’t seem to be true on OCI Terraform)</text:span></text:p>
      <text:h text:style-name="P696" text:outline-level="1"><text:bookmark-start text:name="__RefHeading___Toc7120_1246917592"/>2025-Sep-08<text:tab/>CollectionInterface: AutoCompletion<text:bookmark-end text:name="__RefHeading___Toc7120_1246917592"/></text:h>
      <text:p text:style-name="P697">I was reminded that AC goes only in the application directory, so I will have to do the temporary files and a bulk copy if there’s no write permission. <text:s/></text:p>
      <text:p text:style-name="P697"><text:soft-page-break/>The other thing I was wondering was whether I should do the UDL-&gt;AC in CI, or whether I should put (UDL,LANGS.xml)-&gt;AC in CU, or both. <text:s/>I was thinking I might try to make use of the <text:a xlink:type="simple" xlink:href="https://npp-user-manual.org/docs/plugin-communication/#2071nppm_msgtoplugin" text:style-name="Internet_20_link" text:visited-style-name="Visited_20_Internet_20_Link">NPPM_MSGTOPLUGIN</text:a> interface to be able to implement it only once between the two… but that would mean if someone had only one of the plugins installed, they wouldn’t get that feature. <text:s/>Maybe, like the <text:span text:style-name="T460">meta and helper, I would just have a separate copy of the same library in each plugin. <text:s/>Hmph, CU has tinyxml2, but CI does not. <text:s/>How much sense is it going to make to add it into CI as well? <text:s/>Well, the overrideMap feature request will also require it, so maybe it does make sense. <text:s/>But… CI is primarily about reading and downloading from the UDL or Themes Collections; it would be a rather different scope to also create or edit the AC files even when they aren’t coming from the UDL Collection. <text:s/>OTOH, it would naturally fit as part of “update various config files” scope for the CU. <text:s/></text:span><text:span text:style-name="T461">I think this might be an opinion question which I should pose to the Community. </text:span><text:span text:style-name="T462">⇒ Created a POLL.</text:span></text:p>
      <text:h text:style-name="P698" text:outline-level="2"><text:bookmark-start text:name="__RefHeading___Toc7144_1246917592"/>UDL Collection Validation: autoCompletion and display-name<text:bookmark-end text:name="__RefHeading___Toc7144_1246917592"/></text:h>
      <text:p text:style-name="P699">So, since I shouldn’t work on the implementation of that until I’ve decided where it goes, I should probably look into the UDL Collection validation. <text:s/><text:span text:style-name="T463">When looking at the validation code, I originally started moving the udl_internal_name derivation out of the autoCompletion… but the phrasing in CONTRIBUTING is “if possible”, and only requires the match if there’s autoCompletion… And I already had a check of internal-vs-”id-name” in the AC section… so really, that should just be changed to </text:span><text:span text:style-name="T464">compare against display-name. In the end, I </text:span><text:span text:style-name="T465">warned</text:span><text:span text:style-name="T466"> if the string-AC was different than display, but FAIL if the internal name was different from the string-AC or different from display-name if AC=Boolean(true). <text:s/>It was able to catch the OCI_Terraform, and warn on a few others; I think this is the best choice, so commit and merge.</text:span></text:p>
      <text:h text:style-name="P700" text:outline-level="2"><text:bookmark-start text:name="__RefHeading___Toc7158_1246917592"/>CollectionInterface: AC bugs<text:bookmark-end text:name="__RefHeading___Toc7158_1246917592"/></text:h>
      <text:p text:style-name="P701">Whether or not I include the feature in CI, I need to fix the two is-boolean problems I mentioned yesterday. <text:s text:c="2"/>Don’t even bother with a branch, just fix them in the main.</text:p>
      <text:p text:style-name="CommitMessage">CollectionInterface: make sure boolean autoCompletion resolves correctly → 4524361</text:p>
      <text:h text:style-name="P702" text:outline-level="1"><text:bookmark-start text:name="__RefHeading___Toc7175_3632206178"/>2025-Sep-09<text:tab/>Automatic AutoCompletion Files<text:bookmark-end text:name="__RefHeading___Toc7175_3632206178"/></text:h>
      <text:p text:style-name="P703">So far, only @LycanThrope has responded, and he wants it in CI. <text:s/>He, like me, noticed the possibility for being overwhelmed by the number of autoComplete files created if it’s processing langs.xml during CU – I mean, I could have added a selector to narrow down which Builtin and UDL would get auto-generated, but I don’t know how interested I am in that <text:soft-page-break/>(and people are likely to not select correctly, and still get more or less than they want). <text:s/>So I can probably reasonably start working on the logic.</text:p>
      <text:p text:style-name="P703">Essentially, if length(ac) &lt; length(UDL), then ask if user wants an auto-created autoCompletion file for the UDLs that don’t have it: to be simple, make it all-or-none. <text:s/>The question is whether to offer when none of the UDL have associated AC – I suppose that I could always enable the checkbox, and have <text:span text:style-name="T467">a tooltip to explain that with it checkmarked, if the given UDL doesn’t have a</text:span><text:span text:style-name="T468">n AC, it would generate it.</text:span></text:p>
      <text:p text:style-name="P704">WAIT! It just hit me: rather than cluttering the CollectionInterface plugin with that code... instead, I could just do the processing in the Collection: when someone _submits_ a UDL without an AC file to go with it, an Action in the Collection repo could generate the AC files and automatically add them to the collection -- that way, when the Collection Interface plugin is run, it will just see all the AC files available, and not have to do anything fancy on its end -- it would avoid the annoying extra prompt to ask if the user wants it created, since the current GUI for the plugin already lets them decide whether or not to include AC during the UDL download. <text:s/>That makes more sense to me.</text:p>
      <text:p text:style-name="P705">Create a new branch for the UDL repo. <text:s/>Create a new job <text:span text:style-name="T469">which will eventually call my script. <text:s/>Then start working on the script: loop through each UDL in the JSON; if it’s http*, skip it; if it already has autoCompletion defined, skip it (for now); dig into XML, and look for internal UDL name; also looking for the &lt;Keywords&gt; name=”Keywords1-8” elements. <text:s/>Need to stop here, but as a reminder,</text:span></text:p>
      <text:p text:style-name="P706">☐ Continue with extracting values from Keywords1-8 elements</text:p>
      <text:p text:style-name="P707">GenerateAC: start by iterating through keyword lists… → 3d8bd1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9-09T14:16:56.427700000</dc:date>
    <meta:editing-duration>P15DT20H56M4S</meta:editing-duration>
    <meta:editing-cycles>719</meta:editing-cycles>
    <meta:generator>LibreOffice/25.2.5.2$Windows_X86_64 LibreOffice_project/03d19516eb2e1dd5d4ccd751a0d6f35f35e08022</meta:generator>
    <meta:document-statistic meta:table-count="6" meta:image-count="7" meta:object-count="0" meta:page-count="114" meta:paragraph-count="1733" meta:word-count="39435" meta:character-count="248316" meta:non-whitespace-character-count="206612"/>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